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82" calcext:value-type="float">
            <text:p>982</text:p>
          </table:table-cell>
          <table:table-cell table:style-name="ce7" table:formula="of:=COUNTIF([.B7:.B1095];&quot;X&quot;)" office:value-type="float" office:value="841" calcext:value-type="float">
            <text:p>841</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2" calcext:value-type="float">
            <text:p>72</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2" calcext:value-type="float">
            <text:p>112</text:p>
          </table:table-cell>
          <table:table-cell table:style-name="ce25" table:formula="of:=SUM([.B2:.F2])" office:value-type="float" office:value="1045" calcext:value-type="float">
            <text:p>104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3" table:number-rows-repeated="6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20">00/00/0000</text:date>, <text:time style:data-style-name="N2" text:time-value="21:35:48.74766164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8-20T21:44:12.326462090</dc:date>
    <meta:editing-duration>P1DT3H5M49S</meta:editing-duration>
    <meta:editing-cycles>982</meta:editing-cycles>
    <meta:document-statistic meta:table-count="1" meta:cell-count="5918" meta:object-count="0"/>
  </office:meta>
</office:document-meta>
</file>